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39" table:default-cell-style-name="ce1"/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20W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-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2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a_E13-1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6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1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1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2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3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4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8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0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0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20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1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b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e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f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g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1-1o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1o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2o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4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5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1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7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6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7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5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a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9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9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 table:number-rows-repeated="1047717">
          <table:table-cell table:number-columns-repeated="257"/>
        </table:table-row>
        <table:table-row table:style-name="ro2" table:number-rows-repeated="58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20:45:27.9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9:43:11.878000000</meta:creation-date>
    <dc:date>2023-11-13T20:35:56.452000000</dc:date>
    <meta:editing-duration>PT21H57M52S</meta:editing-duration>
    <meta:editing-cycles>5</meta:editing-cycles>
    <meta:generator>LibreOffice/7.6.2.1$Windows_x86 LibreOffice_project/56f7684011345957bbf33a7ee678afaf4d2ba333</meta:generator>
    <meta:document-statistic meta:table-count="1" meta:cell-count="6028" meta:object-count="0"/>
  </office:meta>
</office:document-meta>
</file>